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b442"/>
    </style:style>
    <style:style style:name="P2" style:family="paragraph" style:parent-style-name="Text_20_body">
      <style:text-properties fo:font-weight="bold" officeooo:paragraph-rsid="000eb442" style:font-weight-asian="bold" style:font-weight-complex="bold"/>
    </style:style>
    <style:style style:name="P3" style:family="paragraph" style:parent-style-name="Text_20_body">
      <style:text-properties officeooo:paragraph-rsid="0010b1b4"/>
    </style:style>
    <style:style style:name="P4" style:family="paragraph" style:parent-style-name="Text_20_body">
      <style:text-properties officeooo:paragraph-rsid="00110652"/>
    </style:style>
    <style:style style:name="P5" style:family="paragraph" style:parent-style-name="List_20_Paragraph" style:list-style-name="L1">
      <style:text-properties officeooo:paragraph-rsid="000eb442"/>
    </style:style>
    <style:style style:name="P6" style:family="paragraph" style:parent-style-name="List_20_Paragraph" style:list-style-name="L2">
      <style:text-properties officeooo:paragraph-rsid="000eb442"/>
    </style:style>
    <style:style style:name="P7" style:family="paragraph" style:parent-style-name="List_20_Paragraph" style:list-style-name="L5">
      <style:text-properties officeooo:paragraph-rsid="000ffd80"/>
    </style:style>
    <style:style style:name="T1" style:family="text">
      <style:text-properties officeooo:rsid="000eb442"/>
    </style:style>
    <style:style style:name="T2" style:family="text">
      <style:text-properties fo:language="da" fo:country="DK" officeooo:rsid="0010da64"/>
    </style:style>
    <style:style style:name="T3" style:family="text">
      <style:text-properties fo:language="da" fo:country="DK" fo:font-style="normal" officeooo:rsid="0027cc7f" style:font-style-asian="normal" style:font-style-complex="normal"/>
    </style:style>
    <style:style style:name="T4" style:family="text">
      <style:text-properties fo:font-weight="bold" officeooo:rsid="000eb442" style:font-weight-asian="bold" style:font-weight-complex="bold"/>
    </style:style>
    <style:style style:name="T5" style:family="text">
      <style:text-properties fo:font-weight="bold" officeooo:rsid="00110652" style:font-weight-asian="bold" style:font-weight-complex="bold"/>
    </style:style>
    <style:style style:name="T6" style:family="text">
      <style:text-properties officeooo:rsid="000ffd80"/>
    </style:style>
    <style:style style:name="T7" style:family="text">
      <style:text-properties officeooo:rsid="0010b1b4"/>
    </style:style>
    <style:style style:name="T8" style:family="text">
      <style:text-properties officeooo:rsid="00110652"/>
    </style:style>
    <style:style style:name="T9" style:family="text">
      <style:text-properties officeooo:rsid="00124d28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Releaseplan</text:span></text:h>
      <text:p text:style-name="P1"><text:span text:style-name="T1">Vi har ét release i vores projekt – fordelt over 3 sprint af 1 uges varighed. Sprintene har haft hvert deres fokus og formål, som specificeret nedenfor. </text:span><text:span text:style-name="T9">Det første release strækker sig fra d. 2 december – 20 december, med udgivelse på sidstedagen.</text:span></text:p>
      <text:h text:style-name="Heading_20_2" text:outline-level="2"><text:span text:style-name="T1">Sprint 1</text:span></text:h>
      <text:p text:style-name="P4"><text:span text:style-name="T5">Datospænd:</text:span><text:span text:style-name="T8"> 2 december – 9 december 2013</text:span></text:p>
      <text:p text:style-name="P1"><text:span text:style-name="T4">Formål:</text:span><text:span text:style-name="T1"> </text:span><text:span text:style-name="T2">Hovedformålet med dette sprint var at etablere systemstrukturen fra databasen helt op til den grafiske brugergrænseflade, der i vores tilfælde var en hjemmeside. Det var vigtigt for os, at programmets struktur hurtigt blev fastlagt, for at undgå alt for meget refactoring senere. </text:span></text:p>
      <text:p text:style-name="P2"><text:span text:style-name="T1">Opgaver:</text:span></text:p>
      <text:list xml:id="list31456544" text:style-name="L1">
        <text:list-item>
          <text:p text:style-name="P5">Bruger og administrator rolle (ID: 9, vurdering: 13, prioritet: 1)</text:p>
        </text:list-item>
        <text:list-item>
          <text:p text:style-name="P5">Opret bruger (ID: 1, vurdering: 3, prioritet: 2)</text:p>
        </text:list-item>
        <text:list-item>
          <text:p text:style-name="P5">Kryptering af følsomme data (ID: 3, vurdering: 5, prioritet: 3)</text:p>
        </text:list-item>
        <text:list-item>
          <text:p text:style-name="P5">Graf-service (ID: 14, vurdering: 40, prioritet: 4)</text:p>
        </text:list-item>
        <text:list-item>
          <text:p text:style-name="P5">Overføre penge til konto (ID: 6, vurdering: 2, prioritet: 5)</text:p>
        </text:list-item>
      </text:list>
      <text:h text:style-name="Heading_20_2" text:outline-level="2"><text:span text:style-name="T1">Sprint 2</text:span></text:h>
      <text:p text:style-name="P4"><text:span text:style-name="T5">Datospænd:</text:span><text:span text:style-name="T8"> 9 december – 16 december 2013</text:span></text:p>
      <text:p text:style-name="P1"><text:span text:style-name="T1">Formål: </text:span><text:span text:style-name="T7">Sprintets generele formål, var at kunne etablerer en stabil forbindelse mellem tyndklienten/terminalen og serveren – og at denne kan sende de nødvendige JSON data, for at kunne oprette den pågældende rejsetransaktion.</text:span></text:p>
      <text:p text:style-name="P1"><text:span text:style-name="T1">Opgaver:</text:span></text:p>
      <text:list xml:id="list31444364" text:style-name="L2">
        <text:list-item>
          <text:p text:style-name="P6">SPIKE (ID: 2.4, vurdering: 13, prioritet: 1)</text:p>
        </text:list-item>
        <text:list-item>
          <text:p text:style-name="P6">SPIKE (ID: 2.5, vurdering: 13, prioritet: 2)</text:p>
        </text:list-item>
        <text:list-item>
          <text:p text:style-name="P6">API kommunikation (ID: 2.2, vurdering: 8, prioritet: 10)</text:p>
        </text:list-item>
        <text:list-item>
          <text:p text:style-name="P6">Arduino / Raspberry (ID: 2.1, vurdering: 5, prioritet: 11)</text:p>
        </text:list-item>
        <text:list-item>
          <text:p text:style-name="P6">API – Graf-service (ID: 2.3, vurdering: 20, prioritet: 12)</text:p>
        </text:list-item>
        <text:list-item>
          <text:p text:style-name="P6">Rejseoversigt (ID: 4, vurdering: 3, prioritet: 1<text:span text:style-name="T1">3</text:span>)</text:p>
        </text:list-item>
      </text:list>
      <text:h text:style-name="Heading_20_2" text:outline-level="2"><text:span text:style-name="T1">Sprint 3</text:span></text:h>
      <text:p text:style-name="P4"><text:span text:style-name="T5">Datospænd:</text:span><text:span text:style-name="T8"> 16 december – 20 december 2013</text:span></text:p>
      <text:p text:style-name="P3"><text:span text:style-name="T1">Formål: </text:span><text:span text:style-name="T3">I dette sprint skulle meget af funktionaliteten omkring rejser udbygges til blandt andet forsat rejse, havde brugeren nok penge på kortet og brugeren skulle kunne følge med i sine rejser via hjemmesiden.</text:span></text:p>
      <text:p text:style-name="P1"><text:span text:style-name="T1">Opgaver:</text:span></text:p>
      <text:list xml:id="list31462629" text:style-name="L5">
        <text:list-item>
          <text:p text:style-name="P7">Forsat rejse (ID: 11, vurdering: 40 prioritet: 7)</text:p>
        </text:list-item>
        <text:list-item>
          <text:p text:style-name="P7"><text:span text:style-name="T6">Håndtering af rejsetransaktioner (ID: 10, vurdering: 20, prioritet: 8)</text:span></text:p>
        </text:list-item>
        <text:list-item>
          <text:p text:style-name="P7">For lidt penge på kort (ID: 5, vurdering: 13, prioritet: 9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48S</meta:editing-duration>
    <meta:editing-cycles>7</meta:editing-cycles>
    <meta:generator>LibreOffice/3.6$Windows_x86 LibreOffice_project/e29a214-2bbed72-0621de6-a97528c-8f066d</meta:generator>
    <dc:date>2014-01-06T11:53:46.78</dc:date>
    <meta:document-statistic meta:table-count="0" meta:image-count="0" meta:object-count="0" meta:page-count="1" meta:paragraph-count="28" meta:word-count="316" meta:character-count="1939" meta:non-whitespace-character-count="1664"/>
    <meta:user-defined meta:name="Info 1"/>
    <meta:user-defined meta:name="Info 2"/>
    <meta:user-defined meta:name="Info 3"/>
    <meta:user-defined meta:name="Info 4"/>
  </office:meta>
</office:document-meta>
</file>